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1cm"/>
    </style:style>
    <style:style style:name="co2" style:family="table-column">
      <style:table-column-properties fo:break-before="auto" style:column-width="3.0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black-white-baby-carriage-road-4017567/</text:p>
          </table:table-cell>
          <table:table-cell office:value-type="date" office:date-value="2021-03-18" calcext:value-type="date">
            <text:p>2021-03-18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illustrations/man-girl-woman-work-paper-2399982/</text:p>
          </table:table-cell>
          <table:table-cell office:value-type="date" office:date-value="2021-04-04" calcext:value-type="date">
            <text:p>2021-04-04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 style:data-style-name="N2" text:time-value="16:19:26.1903557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arith Uhde</meta:initial-creator>
    <meta:creation-date>2021-01-12T16:42:24.206117734</meta:creation-date>
    <dc:date>2021-11-18T22:32:22.087605387</dc:date>
    <meta:editing-duration>P5DT8H8M6S</meta:editing-duration>
    <meta:editing-cycles>416</meta:editing-cycles>
    <meta:generator>LibreOffice/7.0.4.2$Linux_X86_64 LibreOffice_project/00$Build-2</meta:generator>
    <meta:document-statistic meta:table-count="1" meta:cell-count="1644" meta:object-count="0"/>
  </office:meta>
</office:document-meta>
</file>